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3.3465in"/>
    </style:style>
    <style:style style:name="Table1.B" style:family="table-column">
      <style:table-column-properties style:column-width="3.3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text-properties officeooo:rsid="00078ba6" officeooo:paragraph-rsid="00078ba6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officeooo:rsid="00078ba6"/>
    </style:style>
    <style:style style:name="T2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THE GREAT ENGLISH DOCUMENT</text:span></text:p>
      <text:p text:style-name="P1">1) Fisrst item</text:p>
      <text:p text:style-name="P1">2) Second item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Contents">London</text:p>
          </table:table-cell>
          <table:table-cell table:style-name="Table1.B1" office:value-type="string">
            <text:p text:style-name="Table_20_Contents">The capital of Great Britain</text:p>
          </table:table-cell>
        </table:table-row>
        <table:table-row table:style-name="Table1.1">
          <table:table-cell table:style-name="Table1.A2" office:value-type="string">
            <text:p text:style-name="Table_20_Contents">Speek</text:p>
          </table:table-cell>
          <table:table-cell table:style-name="Table1.B2" office:value-type="string">
            <text:p text:style-name="Table_20_Contents">From my hear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pitch="variable"/>
    <style:font-face style:name="Lohit Devanagari2" svg:font-family="'Lohit Devanagar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AR PL SungtiL GB1" style:font-family-asian="'AR PL SungtiL GB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AR PL SungtiL GB1" style:font-family-asian="'AR PL SungtiL GB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0T18:16:31.760768300</meta:creation-date>
    <dc:date>2019-12-10T18:38:36.687818276</dc:date>
    <meta:editing-cycles>2</meta:editing-cycles>
    <meta:editing-duration>PT3M23S</meta:editing-duration>
    <meta:generator>LibreOffice/6.0.7.3$Linux_X86_64 LibreOffice_project/00m0$Build-3</meta:generator>
    <meta:document-statistic meta:table-count="1" meta:image-count="0" meta:object-count="0" meta:page-count="1" meta:paragraph-count="7" meta:word-count="20" meta:character-count="106" meta:non-whitespace-character-count="93"/>
  </office:meta>
</office:document-meta>
</file>